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eeeee" draw:textarea-horizontal-align="justify" draw:textarea-vertical-align="middle" draw:auto-grow-height="false" fo:min-height="17.55cm" fo:min-width="21.7cm"/>
    </style:style>
    <style:style style:name="gr2" style:family="graphic" style:parent-style-name="standard">
      <style:graphic-properties draw:fill="hatch" draw:fill-hatch-name="Black_20_-45_20_Degrees" draw:fill-hatch-solid="false" draw:textarea-horizontal-align="justify" draw:textarea-vertical-align="middle" draw:auto-grow-height="false" fo:min-height="13.038cm" fo:min-width="2.388cm"/>
    </style:style>
    <style:style style:name="gr3" style:family="graphic" style:parent-style-name="standard">
      <style:graphic-properties draw:textarea-horizontal-align="justify" draw:textarea-vertical-align="middle" draw:auto-grow-height="false" fo:min-height="12.497cm" fo:min-width="1.84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889cm" fo:min-width="5.598cm"/>
    </style:style>
    <style:style style:name="gr5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0.921cm" fo:min-width="7.148cm"/>
    </style:style>
    <style:style style:name="gr6" style:family="graphic" style:parent-style-name="standard">
      <style:graphic-properties draw:textarea-vertical-align="middle" draw:auto-grow-height="false" fo:min-height="0.24cm" fo:min-width="1.076cm"/>
    </style:style>
    <style:style style:name="gr7" style:family="graphic" style:parent-style-name="standard">
      <style:graphic-properties draw:fill="none" draw:fill-color="#ffffcc" draw:opacity="10%" draw:textarea-horizontal-align="justify" draw:textarea-vertical-align="middle" draw:auto-grow-height="false" fo:min-height="0.74cm" fo:min-width="0.49cm" draw:shadow-opacity="10%"/>
    </style:style>
    <style:style style:name="gr8" style:family="graphic" style:parent-style-name="standard">
      <style:graphic-properties draw:textarea-horizontal-align="justify" draw:textarea-vertical-align="middle" draw:auto-grow-height="false" fo:min-height="4.134cm" fo:min-width="4.168cm"/>
    </style:style>
    <style:style style:name="gr9" style:family="graphic" style:parent-style-name="standard">
      <style:graphic-properties draw:fill="hatch" draw:fill-hatch-name="Black_20_-45_20_Degrees" draw:fill-hatch-solid="false" draw:textarea-horizontal-align="justify" draw:textarea-vertical-align="middle" draw:auto-grow-height="false" fo:min-height="5.95cm" fo:min-width="0.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9cm" fo:min-width="3.76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13" style:family="graphic" style:parent-style-name="standard">
      <style:graphic-properties draw:textarea-horizontal-align="justify" draw:textarea-vertical-align="middle" draw:auto-grow-height="false" fo:min-height="0.975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.15cm" fo:min-width="1.1cm"/>
    </style:style>
    <style:style style:name="gr15" style:family="graphic" style:parent-style-name="standard">
      <style:graphic-properties draw:textarea-horizontal-align="justify" draw:textarea-vertical-align="middle" draw:auto-grow-height="false" fo:min-height="0.191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0.95cm" fo:min-width="0cm"/>
    </style:style>
    <style:style style:name="gr17" style:family="graphic" style:parent-style-name="standard">
      <style:graphic-properties draw:textarea-vertical-align="middle" draw:auto-grow-height="false" fo:min-height="0.949cm" fo:min-width="1.103cm"/>
    </style:style>
    <style:style style:name="gr18" style:family="graphic" style:parent-style-name="objectwithoutfill">
      <style:graphic-properties svg:stroke-color="#ffffff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18pt" style:font-size-complex="18pt"/>
    </style:style>
    <style:style style:name="P3" style:family="paragraph">
      <style:text-properties fo:color="#ff3333"/>
    </style:style>
    <style:style style:name="T1" style:family="text">
      <style:text-properties style:font-name="Liberation Sans3" fo:font-size="24pt" style:font-name-asian="Liberation Sans3" style:font-size-asian="18pt" style:font-name-complex="Liberation Sans3" style:font-size-complex="18pt"/>
    </style:style>
    <style:style style:name="T2" style:family="text">
      <style:text-properties fo:color="#ff3333" style:font-name="Liberation Sans3" fo:font-size="24pt" style:font-name-asian="Liberation Sans3" style:font-size-asian="18pt" style:font-name-complex="Liberation Sans3" style:font-size-complex="18pt"/>
    </style:style>
    <style:style style:name="T3" style:family="text">
      <style:text-properties style:text-position="sub 58%" fo:font-size="18pt" style:font-size-asian="18pt" style:font-size-complex="18pt"/>
    </style:style>
    <style:style style:name="T4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4.6cm" svg:height="18.8cm" svg:x="1.6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13.6cm" svg:x="14.8cm" svg:y="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6cm" svg:height="12.999cm" svg:x="15.1cm" svg:y="4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6.098cm" svg:height="2.157cm" svg:x="19.702cm" svg:y="17.4cm">
          <draw:text-box>
            <text:p text:style-name="P1"><text:span text:style-name="T1">Room</text:span></text:p>
            <text:p text:style-name="P1"><text:span text:style-name="T2">(Surroundings)</text:span></text:p>
          </draw:text-box>
        </draw:frame>
        <draw:frame draw:style-name="gr5" draw:layer="layout" svg:width="8.101cm" svg:height="1.171cm" draw:transform="rotate (-1.58807508638964) translate (17.1cm 5.92cm)">
          <draw:text-box>
            <text:p>N<text:span text:style-name="T3">2</text:span>-liquid cylinder <text:span text:style-name="T4">(System) </text:span></text:p>
          </draw:text-box>
        </draw:frame>
        <draw:custom-shape draw:style-name="gr6" draw:text-style-name="P1" draw:layer="layout" svg:width="3.6cm" svg:height="1.2cm" svg:x="10.8cm" svg:y="13.9cm">
          <text:p/>
          <draw:enhanced-geometry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1.4cm" svg:height="1.4cm" svg:x="14.2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6.6cm" svg:height="6.2cm" svg:x="4.01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cm" svg:height="6.2cm" svg:x="6.811cm" svg:y="11.1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2.619cm" svg:height="0.962cm" draw:transform="rotate (1.55351756720015) translate (8.193cm 15.383cm)">
          <draw:text-box>
            <text:p><text:span text:style-name="T4">System</text:span></text:p>
          </draw:text-box>
        </draw:frame>
        <draw:frame draw:style-name="gr11" draw:text-style-name="P3" draw:layer="layout" svg:width="4.265cm" svg:height="0.962cm" draw:transform="rotate (-1.57865030842887) translate (6.395cm 11.935cm)">
          <draw:text-box>
            <text:p><text:span text:style-name="T4">Surroundings</text:span></text:p>
          </draw:text-box>
        </draw:frame>
        <draw:frame draw:style-name="gr12" draw:text-style-name="P3" draw:layer="layout" svg:width="2.403cm" svg:height="0.962cm" svg:x="6.208cm" svg:y="19.1cm">
          <draw:text-box>
            <text:p><text:span text:style-name="T4">Border</text:span></text:p>
          </draw:text-box>
        </draw:frame>
        <draw:custom-shape draw:style-name="gr13" draw:text-style-name="P1" draw:layer="layout" svg:width="0.6cm" svg:height="1.4cm" svg:x="7.011cm" svg:y="17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1.6cm" svg:height="0.4cm" svg:x="21cm" svg:y="5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836cm" svg:height="0.787cm" draw:transform="rotate (-1.56590940488931) translate (20.996cm 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" draw:layer="layout" svg:width="0.836cm" svg:height="0.787cm" draw:transform="skewX (-0.00122173047639603) rotate (1.5695745963185) translate (19.4cm 5.83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1" draw:layer="layout" svg:width="0.2cm" svg:height="1.2cm" svg:x="20.089cm" svg:y="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603cm" svg:height="1.199cm" draw:transform="rotate (-3.13478586950702) translate (21cm 4.599cm)">
          <text:p/>
          <draw:enhanced-geometry draw:glue-point-type="segments" draw:type="mso-spt100" draw:modifiers="176.365521766812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8" draw:text-style-name="P1" draw:layer="layout" svg:x1="21cm" svg:y1="5.2cm" svg:x2="21cm" svg:y2="5.6cm">
          <text:p/>
        </draw:line>
        <draw:line draw:style-name="gr18" draw:text-style-name="P1" draw:layer="layout" svg:x1="17.7cm" svg:y1="5.2cm" svg:x2="17.7cm" svg:y2="5.6cm">
          <text:p/>
        </draw:line>
        <draw:custom-shape draw:style-name="gr14" draw:text-style-name="P1" draw:layer="layout" svg:width="1.6cm" svg:height="0.4cm" svg:x="17.8cm" svg:y="5.2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1.4cm" svg:y1="18.6cm" svg:x2="11.4cm" svg:y2="19cm">
          <text:p/>
        </draw:line>
        <draw:line draw:style-name="gr18" draw:text-style-name="P1" draw:layer="layout" svg:x1="19.4cm" svg:y1="5.2cm" svg:x2="19.4cm" svg:y2="5.6cm">
          <text:p/>
        </draw:line>
        <draw:frame draw:style-name="gr19" draw:layer="layout" svg:width="2.034cm" svg:height="0.962cm" svg:x="18.2cm" svg:y="6.038cm">
          <draw:text-box>
            <text:p>Valve</text:p>
          </draw:text-box>
        </draw:frame>
        <draw:line draw:style-name="gr18" draw:text-style-name="P1" draw:layer="layout" svg:x1="22.7cm" svg:y1="5.2cm" svg:x2="22.7cm" svg:y2="5.6cm">
          <text:p/>
        </draw:line>
        <draw:line draw:style-name="gr18" draw:text-style-name="P1" draw:layer="layout" svg:x1="17.8cm" svg:y1="5.2cm" svg:x2="17.8cm" svg:y2="5.6cm">
          <text:p/>
        </draw:line>
        <draw:line draw:style-name="gr18" draw:text-style-name="P1" draw:layer="layout" svg:x1="22.6cm" svg:y1="5.2cm" svg:x2="22.6cm" svg:y2="5.6cm">
          <text:p/>
        </draw:line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fferson Gomes</meta:initial-creator>
    <meta:creation-date>2016-02-11T15:54:05</meta:creation-date>
    <dc:date>2017-01-19T11:33:04.942410572</dc:date>
    <meta:editing-duration>PT10M38S</meta:editing-duration>
    <meta:editing-cycles>7</meta:editing-cycles>
    <meta:generator>LibreOffice/4.2.8.2$Linux_X86_64 LibreOffice_project/420m0$Build-2</meta:generator>
    <meta:document-statistic meta:object-count="50"/>
  </office:meta>
</office:document-meta>
</file>